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61H36M10.579051S" calcext:value-type="time">
            <text:p>1261:3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5H29M16.067S" calcext:value-type="time">
            <text:p>05:29</text:p>
          </table:table-cell>
          <table:table-cell table:style-name="ce3"/>
          <table:table-cell office:value-type="string" calcext:value-type="string">
            <text:p>Dialogue SFX, inventory stat meters!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21H40M35.955S" calcext:value-type="time">
            <text:p>21:4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2]-[.B242] &gt; 0; [.C242]-[.B2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2]-[.F242] &gt; 0; [.G242]-[.F242]; 0)" office:value-type="time" office:time-value="PT00H00M00S" calcext:value-type="time">
            <text:p>00:00</text:p>
          </table:table-cell>
          <table:table-cell table:formula="of:=[.D242]+[.H2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3]-[.B243] &gt; 0; [.C243]-[.B2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10:13:58.7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5T13:04:59.825000000</dc:date>
    <meta:editing-duration>P55DT18H52M46S</meta:editing-duration>
    <meta:editing-cycles>1469</meta:editing-cycles>
    <meta:generator>LibreOffice/7.2.6.2$Windows_X86_64 LibreOffice_project/b0ec3a565991f7569a5a7f5d24fed7f52653d754</meta:generator>
    <dc:creator>Benjamin Laws</dc:creator>
    <meta:document-statistic meta:table-count="2" meta:cell-count="1799" meta:object-count="0"/>
  </office:meta>
</office:document-meta>
</file>